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6.6cm" svg:height="1.45cm" svg:x="5cm" svg:y="1.5cm">
          <draw:text-box>
            <text:p>?- add(Z,s(o),s(s(o))).</text:p>
          </draw:text-box>
        </draw:frame>
        <draw:frame draw:style-name="gr2" draw:layer="layout" svg:width="8.8cm" svg:height="1.675cm" svg:x="10.9cm" svg:y="2.9cm">
          <draw:text-box>
            <text:p>Regel</text:p>
            <text:p>[Z/s(Z1), X/Z1, Y/s(o), R/s(o)]</text:p>
          </draw:text-box>
        </draw:frame>
        <draw:frame draw:style-name="gr3" xml:id="id2" draw:id="id2" draw:layer="layout" svg:width="6.2cm" svg:height="1.35cm" svg:x="8.5cm" svg:y="4.9cm">
          <draw:text-box>
            <text:p>?- add(Z1,s(o),s(o)).</text:p>
          </draw:text-box>
        </draw:frame>
        <draw:connector draw:style-name="gr4" draw:text-style-name="P1" draw:layer="layout" draw:type="line" svg:x1="8.3cm" svg:y1="2.95cm" svg:x2="11.6cm" svg:y2="4.9cm" draw:start-shape="id1" draw:start-glue-point="2" draw:end-shape="id2" draw:end-glue-point="0" svg:d="m8300 2950 3300 1950" svg:viewBox="0 0 3301 1951">
          <text:p/>
        </draw:connector>
        <draw:frame draw:style-name="gr2" draw:layer="layout" svg:width="8.4cm" svg:height="1.675cm" svg:x="14.9cm" svg:y="5.8cm">
          <draw:text-box>
            <text:p>Regel</text:p>
            <text:p>[Z1/s(Z2), X/Z2, Y/s(o), R/o]</text:p>
          </draw:text-box>
        </draw:frame>
        <draw:frame draw:style-name="gr5" draw:layer="layout" svg:width="4.2cm" svg:height="1.675cm" svg:x="4.8cm" svg:y="5.3cm">
          <draw:text-box>
            <text:p>Fakt</text:p>
            <text:p>[Z1/o, X/s(o)]</text:p>
          </draw:text-box>
        </draw:frame>
        <draw:frame draw:style-name="gr6" xml:id="id3" draw:id="id3" draw:layer="layout" svg:width="3.5cm" svg:height="1.25cm" svg:x="5cm" svg:y="7.5cm">
          <draw:text-box>
            <text:p>out[Z/s(o)]</text:p>
          </draw:text-box>
        </draw:frame>
        <draw:connector draw:style-name="gr4" draw:text-style-name="P1" draw:layer="layout" draw:type="line" svg:x1="6.75cm" svg:y1="7.5cm" svg:x2="11.6cm" svg:y2="6.25cm" draw:start-shape="id3" draw:start-glue-point="0" draw:end-shape="id2" draw:end-glue-point="2" svg:d="m6750 7500 4850-1250" svg:viewBox="0 0 4851 1251">
          <text:p/>
        </draw:connector>
        <draw:frame draw:style-name="gr6" xml:id="id4" draw:id="id4" draw:layer="layout" svg:width="5.5cm" svg:height="1.25cm" svg:x="12.4cm" svg:y="7.65cm">
          <draw:text-box>
            <text:p>?- add(Z2,s(o),o).</text:p>
          </draw:text-box>
        </draw:frame>
        <draw:connector draw:style-name="gr4" draw:text-style-name="P1" draw:layer="layout" draw:type="line" svg:x1="11.6cm" svg:y1="6.25cm" svg:x2="15.15cm" svg:y2="7.65cm" draw:start-shape="id2" draw:start-glue-point="2" draw:end-shape="id4" draw:end-glue-point="0" svg:d="m11600 6250 3550 1400" svg:viewBox="0 0 3551 1401">
          <text:p/>
        </draw:connector>
        <draw:frame draw:style-name="gr3" xml:id="id5" draw:id="id5" draw:layer="layout" svg:width="1.4cm" svg:height="1.35cm" svg:x="14.5cm" svg:y="9.85cm">
          <draw:text-box>
            <text:p>fail</text:p>
          </draw:text-box>
        </draw:frame>
        <draw:connector draw:style-name="gr4" draw:text-style-name="P1" draw:layer="layout" draw:type="line" svg:x1="15.15cm" svg:y1="8.9cm" svg:x2="15.2cm" svg:y2="9.85cm" draw:start-shape="id4" draw:start-glue-point="2" draw:end-shape="id5" draw:end-glue-point="0" svg:d="m15150 8900 50 950" svg:viewBox="0 0 51 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9:38:31.069000000</meta:creation-date>
    <dc:date>2013-11-07T19:59:28.662000000</dc:date>
    <meta:editing-duration>PT19M10S</meta:editing-duration>
    <meta:editing-cycles>12</meta:editing-cycles>
    <meta:generator>LibreOffice/4.1.2.3$Windows_x86 LibreOffice_project/40b2d7fde7e8d2d7bc5a449dc65df4d08a7dd38</meta:generator>
    <meta:document-statistic meta:object-count="12"/>
  </office:meta>
</office:document-meta>
</file>